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0b5f42" officeooo:paragraph-rsid="000b5f42" style:font-size-asian="12.25pt" style:font-weight-asian="bold" style:font-size-complex="14pt" style:font-weight-complex="bold"/>
    </style:style>
    <style:style style:name="P2" style:family="paragraph" style:parent-style-name="Text_20_body">
      <style:paragraph-properties fo:margin-left="0cm" fo:margin-right="0cm" fo:margin-top="0cm" fo:margin-bottom="0.247cm" style:contextual-spacing="false" fo:text-align="justify" style:justify-single-word="false" fo:text-indent="0cm" style:auto-text-indent="false"/>
    </style:style>
    <style:style style:name="P3" style:family="paragraph" style:parent-style-name="Text_20_body">
      <style:text-properties fo:font-size="14pt" fo:font-weight="bold" officeooo:rsid="000b5f42" officeooo:paragraph-rsid="000b5f42" style:font-size-asian="12.25pt" style:font-weight-asian="bold" style:font-size-complex="14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text:span text:style-name="T1">Matias Agustin Pennino</text:span></text:p>
      <text:p text:style-name="P1">ACTIVIDAD: <text:span text:style-name="T1">2.2.1</text:span></text:p>
      <text:p text:style-name="P1"><text:span text:style-name="T1"/></text:p>
      <text:p text:style-name="P3"><text:span text:style-name="T1">Una nueva empresa de arquitectura y diseño, desea crear una intranet que facilite el trabajo en equipo entre sus empleados. El objetivo de dicha intranet es que se pueda compartir toda la información necesaria entre empleados pero no quieren que se pueda acceder desde fuera de la empresa. El procedimiento ideado es crear equipos de trabajo de tres o cuatro personas dirigidos por un coordinador, cada trabajo será asignado a un miembro del equipo que será el responsable del proyecto y los demás tendrán acceso a todos los archivos correspondientes a ese proyecto pudiendo leer, aportar o modificar su contenido, a excepción de los planos arquitectónicos, sobre los que solo tendrán acceso de lectura. El sistema deberá tener un control de modificaciones y evitar los accesos simultáneos, permitiendo en todo momento saber quien tiene el acceso al fichero y dando la posibilidad de solicitar el tomar el control previa aceptación por parte de quien lo tenía. El coordinador deberá conocer el estado del proyecto a través de un informe que elaborará el responsable del proyecto y habrá un control de tiempos para conocer quién ha tenido acceso a los archivos, durante cuánto tiempo y el tipo de acceso.</text:span></text:p>
      <text:p text:style-name="P2">Esta empresa, que es nuestro cliente, tiene prisa para que se le desarrolle su software a medida, desean una aplicación de escritorio que sea robusta y segura, con un sw instalable solo en los equipos que ellos decidan y necesitan poder empezar a trabajar con ella ya, así que se le irán entregando partes de la aplicación funcionales conforme se vayan desarrollando, comenzando con la principal que es el trabajo colaborativo. El cliente quiere que haya controles de acceso y que tan solo los miembros de un mismo equipo puedan acceder a sus documentos. En una segunda versión se implementará un sistema de comunicación instantáneo entre los miembros de un mismo equipo y de comunicación entre todos los empleados de la empresa. Se deberá velar por la confidencialidad, y deberán establecerse los mecanismos de seguridad necesarios.</text:p>
      <text:p text:style-name="P1"><text:span text:style-name="T1"/></text:p>
      <text:p text:style-name="P1"><text:span text:style-name="Strong_20_Emphasis">Dado el supuesto práctico descrito antes:</text:span><text:span text:style-name="T1"><text:line-break/>Indica el </text:span><text:span text:style-name="Strong_20_Emphasis">modelo de ciclo de vida </text:span><text:span text:style-name="T1">que sería más adecuado para desarrollar este proyecto atendiendo a sus características y </text:span><text:span text:style-name="Strong_20_Emphasis">justificando su elección </text:span><text:span text:style-name="T1">conforme a las características específicas de este proyecto.</text:span></text:p>
      <text:p text:style-name="P1"><text:span text:style-name="T1"/></text:p>
      <text:p text:style-name="P1"><text:span text:style-name="T1"/></text:p>
      <text:p text:style-name="P1"><text:span text:style-name="T1">El modelo de ciclo de vida que considero mas adecuado es el modelo evolutivo iterativo incremental. Al necesitar que el proyecto se pueda utilizar lo antes posible, lo mas conveniente es entregarlo por versiones, de esa forma las funciones mas básicas estarían disponibles desde el inicio, y las mas complejas se añadirían en un futuro. Otra razón por la cual es el mejor modelo sería su simplicidad, podríamos utilizar el modelo en espiral, pero como el cliente necesita que el proyecto este disponible lo antes posible es preferible agregar las funciones en distintas versiones, sin modificar las funciones anteriormente implementadas.</text:span></text:p>
      <text:p text:style-name="P1"><text:soft-page-break/><text:span text:style-name="T1"/></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2T11:43:24.143000000</meta:creation-date>
    <dc:date>2023-11-02T11:55:29.778000000</dc:date>
    <meta:editing-duration>PT12M6S</meta:editing-duration>
    <meta:editing-cycles>1</meta:editing-cycles>
    <meta:document-statistic meta:table-count="0" meta:image-count="0" meta:object-count="0" meta:page-count="2" meta:paragraph-count="6" meta:word-count="477" meta:character-count="2969" meta:non-whitespace-character-count="2498"/>
    <meta:generator>LibreOffice/7.6.0.3$Windows_X86_64 LibreOffice_project/69edd8b8ebc41d00b4de3915dc82f8f0fc3b6265</meta:generator>
  </office:meta>
</office:document-meta>
</file>